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C13" style:family="table-cell">
      <style:table-cell-properties style:vertical-align="middle" fo:padding="0.097cm" fo:border="none"/>
    </style:style>
    <style:style style:name="Tabela1.C14" style:family="table-cell">
      <style:table-cell-properties style:vertical-align="middle" fo:padding="0.097cm" fo:border="none"/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8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0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2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4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6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8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5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9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1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63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7" style:family="paragraph" style:parent-style-name="Standard" style:list-style-name="">
      <style:text-properties fo:font-weight="bold" style:font-weight-asian="bold" style:font-weight-complex="bold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5a0083"/>
    </style:style>
    <style:style style:name="T12" style:family="text">
      <style:text-properties officeooo:rsid="006caafc"/>
    </style:style>
    <style:style style:name="T13" style:family="text">
      <style:text-properties officeooo:rsid="001dfc88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793277"/>
    </style:style>
    <style:style style:name="T17" style:family="text">
      <style:text-properties officeooo:rsid="007a62aa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c6be1"/>
    </style:style>
    <style:style style:name="T20" style:family="text">
      <style:text-properties officeooo:rsid="0082a4e8"/>
    </style:style>
    <style:style style:name="T21" style:family="text">
      <style:text-properties officeooo:rsid="0086561f"/>
    </style:style>
    <style:style style:name="T22" style:family="text">
      <style:text-properties officeooo:rsid="00885d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 P<text:span text:style-name="T11">HP</text:span></text:p>
            <text:p text:style-name="P63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50">NA<text:span text:style-name="T17">S</text:span>CIMENTO</text:p>
            <text:p text:style-name="P58"><text:span text:style-name="T21">1</text:span>2/<text:span text:style-name="T16">0</text:span>9/1985, <text:span text:style-name="T21">Passo Fundo / RS</text:span></text:p>
            <text:p text:style-name="P58"/>
            <text:p text:style-name="P49">CONTATO</text:p>
            <text:p text:style-name="P51">TELEFONE</text:p>
            <text:p text:style-name="P57">51 9 9292 2705</text:p>
            <text:p text:style-name="P51">E-MAIL</text:p>
            <text:p text:style-name="P41"><text:a xlink:type="simple" xlink:href="mailto:tiago.farias.poa@gmail.com" text:style-name="Internet_20_link" text:visited-style-name="Visited_20_Internet_20_Link"><text:span text:style-name="T18">tiago.farias.poa@gmail.com</text:span></text:a></text:p>
            <text:p text:style-name="P38">REDES SOCIAIS</text:p>
            <text:p text:style-name="P43">github.com/tofarias</text:p>
            <text:p text:style-name="P54">bitbucket.org/tiagofarias</text:p>
            <text:p text:style-name="P54">tiagoodefarias.wordpress</text:p>
            <text:p text:style-name="P55">facebook.com/laravelrgs</text:p>
            <text:p text:style-name="P55">linkedin.com/in/tiago-farias1985</text:p>
            <text:p text:style-name="P53">ENDEREÇO</text:p>
            <text:p text:style-name="P56">R. Dr José Bento Corrêa, 545</text:p>
            <text:p text:style-name="P40">B. Protásio Alves, 91450-030</text:p>
            <text:p text:style-name="P44">(próx. SESC Av. Protásio Alves)</text:p>
            <text:p text:style-name="P39">Porto Alegre, <text:span text:style-name="T20">RS</text:span></text:p>
            <text:p text:style-name="P42"/>
            <text:p text:style-name="P52">HABILIDADES</text:p>
            <text:p text:style-name="P37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4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4">* * * * * </text:span><text:span text:style-name="T9">*</text:span><text:span text:style-name="T14">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pan text:style-name="T15">Expressive</text:span>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<text:soft-page-break/>/ JQuery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8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1">Atuar no desenvolvimento/análise de sistemas PHP, banco de dados, levantamento de requisítos e métodos ágeis.</text:p>
            <text:p text:style-name="P61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9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Profissional com mais de <text:span text:style-name="T12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5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0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17">2014 – 2016</text:p>
            <text:p text:style-name="P65">Pós-Graduação</text:p>
            <text:p text:style-name="P35">UniRitter</text:p>
          </table:table-cell>
          <table:table-cell table:style-name="Tabela1.C7" office:value-type="string">
            <text:p text:style-name="P36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7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4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19">2010 – 2013</text:p>
            <text:p text:style-name="P21">Graduação <text:span text:style-name="T13">Faculdades QI</text:span></text:p>
          </table:table-cell>
          <table:table-cell table:style-name="Tabela1.C7" office:value-type="string">
            <text:p text:style-name="P46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6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/>
            <text:p text:style-name="P33"/>
            <text:p text:style-name="P33"/>
            <text:p text:style-name="P33"><text:soft-page-break/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21" office:value-type="string">
            <text:p text:style-name="P11">iMasters Certified Professional</text:p>
            <text:p text:style-name="P26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21" office:value-type="string">
            <text:h text:style-name="P67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21" office:value-type="string">
            <text:h text:style-name="P67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21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21" office:value-type="string">
            <text:p text:style-name="P10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21" office:value-type="string">
            <text:p text:style-name="P10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21" office:value-type="string">
            <text:p text:style-name="P10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22" office:value-type="string">
            <text:p text:style-name="P10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2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<text:soft-page-break/>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 <text:span text:style-name="T19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22T08:17:40.484262267</dc:date>
    <meta:editing-duration>PT5H16M23S</meta:editing-duration>
    <meta:editing-cycles>99</meta:editing-cycles>
    <meta:generator>LibreOffice/5.4.2.2$Linux_X86_64 LibreOffice_project/40m0$Build-2</meta:generator>
    <meta:document-statistic meta:table-count="3" meta:image-count="0" meta:object-count="0" meta:page-count="3" meta:paragraph-count="133" meta:word-count="835" meta:character-count="5221" meta:non-whitespace-character-count="4511"/>
  </office:meta>
</office:document-meta>
</file>